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roman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6.9783in" style:contextual-spacing="false" fo:text-align="start" style:justify-single-word="false" fo:text-indent="0in" style:auto-text-indent="false">
        <style:tab-stops/>
      </style:paragraph-properties>
    </style:style>
    <style:style style:name="P2" style:family="paragraph" style:parent-style-name="Normal">
      <style:paragraph-properties fo:margin-left="0.4882in" fo:margin-right="0in" fo:margin-top="0in" fo:margin-bottom="0.1299in" style:contextual-spacing="false" fo:text-align="start" style:justify-single-word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0in" fo:margin-right="0in" fo:margin-top="0in" fo:margin-bottom="0.0181in" style:contextual-spacing="false" fo:line-height="157%" fo:text-indent="0.4917in" style:auto-text-indent="false">
        <style:tab-stops/>
      </style:paragraph-properties>
    </style:style>
    <style:style style:name="P4" style:family="paragraph" style:parent-style-name="Normal">
      <style:paragraph-properties fo:margin-left="0in" fo:margin-right="0.0047in" fo:margin-top="0in" fo:margin-bottom="0.1417in" style:contextual-spacing="false" fo:text-align="center" style:justify-single-word="false" fo:text-indent="0in" style:auto-text-indent="false"/>
    </style:style>
    <style:style style:name="P5" style:family="paragraph" style:parent-style-name="Normal">
      <style:paragraph-properties fo:margin-left="0.4882in" fo:margin-right="0in" fo:margin-top="0in" fo:margin-bottom="0.1311in" style:contextual-spacing="false" fo:text-indent="0in" style:auto-text-indent="false">
        <style:tab-stops/>
      </style:paragraph-properties>
    </style:style>
    <style:style style:name="P6" style:family="paragraph" style:parent-style-name="Normal">
      <style:paragraph-properties fo:margin-left="0.4882in" fo:margin-right="0in" fo:margin-top="0in" fo:margin-bottom="0.128in" style:contextual-spacing="false" fo:text-indent="0in" style:auto-text-indent="false">
        <style:tab-stops/>
      </style:paragraph-properties>
    </style:style>
    <style:style style:name="P7" style:family="paragraph" style:parent-style-name="Normal">
      <style:paragraph-properties fo:margin-left="0.4882in" fo:margin-right="0in" fo:margin-top="0in" fo:margin-bottom="0.1272in" style:contextual-spacing="false" fo:text-indent="0in" style:auto-text-indent="false">
        <style:tab-stops/>
      </style:paragraph-properties>
    </style:style>
    <style:style style:name="P8" style:family="paragraph" style:parent-style-name="Normal">
      <style:paragraph-properties fo:margin-left="0.4882in" fo:margin-right="0in" fo:margin-top="0in" fo:margin-bottom="0.0917in" style:contextual-spacing="false" fo:text-indent="0in" style:auto-text-indent="false">
        <style:tab-stops/>
      </style:paragraph-properties>
    </style:style>
    <style:style style:name="P9" style:family="paragraph" style:parent-style-name="Normal" style:list-style-name="L1">
      <style:paragraph-properties fo:margin-left="0in" fo:margin-right="0in" fo:text-indent="-0.25in" style:auto-text-indent="false"/>
    </style:style>
    <style:style style:name="P10" style:family="paragraph" style:parent-style-name="Normal" style:list-style-name="L1">
      <style:paragraph-properties fo:margin-left="0in" fo:margin-right="0in" fo:margin-top="0in" fo:margin-bottom="0.2508in" style:contextual-spacing="false" fo:text-indent="-0.25in" style:auto-text-indent="false"/>
    </style:style>
    <style:style style:name="P11" style:family="paragraph" style:parent-style-name="Normal" style:list-style-name="L1">
      <style:paragraph-properties fo:margin-left="0in" fo:margin-right="0in" fo:margin-top="0in" fo:margin-bottom="0.0134in" style:contextual-spacing="false" fo:line-height="159%" fo:text-indent="-0.25in" style:auto-text-indent="false"/>
    </style:style>
    <style:style style:name="P12" style:family="paragraph" style:parent-style-name="Normal" style:list-style-name="L1">
      <style:paragraph-properties fo:margin-left="0in" fo:margin-right="0in" fo:margin-top="0in" fo:margin-bottom="0.0016in" style:contextual-spacing="false" fo:line-height="164%" fo:text-indent="-0.25in" style:auto-text-indent="false"/>
    </style:style>
    <style:style style:name="P13" style:family="paragraph" style:parent-style-name="Normal" style:list-style-name="L1">
      <style:paragraph-properties fo:margin-left="0in" fo:margin-right="0in" fo:margin-top="0in" fo:margin-bottom="0.0028in" style:contextual-spacing="false" fo:line-height="165%" fo:text-indent="-0.25in" style:auto-text-indent="false"/>
    </style:style>
    <style:style style:name="P14" style:family="paragraph" style:parent-style-name="Normal" style:master-page-name="MP0">
      <style:paragraph-properties fo:margin-left="0in" fo:margin-right="0in" fo:margin-top="0in" fo:margin-bottom="0.2827in" style:contextual-spacing="false" fo:line-height="150%" fo:text-align="start" style:justify-single-word="false" fo:text-indent="0in" style:auto-text-indent="false" style:page-number="auto" fo:break-before="page">
        <style:tab-stops/>
      </style:paragraph-properties>
      <style:text-properties officeooo:paragraph-rsid="00108b5f"/>
    </style:style>
    <style:style style:name="P15" style:family="paragraph" style:parent-style-name="Normal">
      <style:paragraph-properties fo:margin-left="0in" fo:margin-right="0in" fo:margin-top="0in" fo:margin-bottom="0.2827in" style:contextual-spacing="false" fo:line-height="150%" fo:text-align="start" style:justify-single-word="false" fo:text-indent="0in" style:auto-text-indent="false">
        <style:tab-stops/>
      </style:paragraph-properties>
      <style:text-properties officeooo:paragraph-rsid="00108b5f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style:font-size-asian="16pt"/>
    </style:style>
    <style:style style:name="T3" style:family="text">
      <style:text-properties fo:font-size="16pt" fo:font-weight="normal" style:font-size-asian="16pt" style:font-weight-asian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08b5f" style:font-size-asian="14pt" style:font-weight-asian="normal" style:font-size-complex="14pt" style:font-weight-complex="normal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margin-left="0.7311in"/>
        </style:list-level-properties>
      </text:list-level-style-number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margin-left="0.9917in"/>
        </style:list-level-properties>
        <style:text-properties style:font-name="Aria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1.4917in"/>
        </style:list-level-properties>
        <style:text-properties style:font-name="Segoe UI 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1.9917in"/>
        </style:list-level-properties>
        <style:text-properties style:font-name="Aria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2.4917in"/>
        </style:list-level-properties>
        <style:text-properties style:font-name="Segoe UI 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2.9917in"/>
        </style:list-level-properties>
        <style:text-properties style:font-name="Segoe UI 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3.4917in"/>
        </style:list-level-properties>
        <style:text-properties style:font-name="Aria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3.9917in"/>
        </style:list-level-properties>
        <style:text-properties style:font-name="Segoe UI 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4.4917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Default_20_Paragraph_20_Font"><text:span text:style-name="T7"><text:tab/>Электронные тендерные площадки (или ЭТП) – это сайты, на которых заказчики выкладывают информацию о своих актуальных, будущих и прошедших закупках, а потенциальные исполнители работ или поставщики товаров (участники торгов) могут найти эти тендеры и подать заявку на участие в них.</text:span></text:span></text:p>
      <text:p text:style-name="P15"><text:span text:style-name="Default_20_Paragraph_20_Font"><text:span text:style-name="T7">Заказчиком обычно является государственная организация или крупная коммерческая структура, а участником торгов – любое физическое или юридическое лицо.</text:span></text:span></text:p>
      <text:p text:style-name="P15"><text:span text:style-name="Default_20_Paragraph_20_Font"><text:span text:style-name="T7">На электронных тендерных площадках не только размещаются уведомления о закупках, но и проходит конкурентная борьба за выгодные торги. Участники подают заявки, участвуют в аукционах, делают ценовые предложения, а также заключают контракты и договоры на поставку с помощью электронных цифровых подписей.</text:span></text:span></text:p>
      <text:p text:style-name="P2"><text:span text:style-name="Default_20_Paragraph_20_Font"><text:span text:style-name="T4">Сущности</text:span></text:span>: </text:p>
      <text:list xml:id="list99391436" text:style-name="L1">
        <text:list-item>
          <text:p text:style-name="P11">Тендерная площадка - площадка, из которой система собирает тендерные заявки. Сущность хранит необходимую для сбора данных информацию (Техническое задание, название тендерной заявки, срок заявки, ФЗ и т.д.) </text:p>
        </text:list-item>
        <text:list-item>
          <text:p text:style-name="P12">Тендер - тендерная заявка, хранящая подробную информацию о заказчике и техническом задании. </text:p>
        </text:list-item>
        <text:list-item>
          <text:p text:style-name="P13">Отчет - Сущность, которую формирует система, для отображения пользователю. Содержит в себе информацию по обработанным тендерам </text:p>
        </text:list-item>
      </text:list>
      <text:p text:style-name="P2"><text:span text:style-name="Default_20_Paragraph_20_Font"><text:span text:style-name="T4">База тендеров накапливает и хранит информацию</text:span></text:span>: </text:p>
      <text:list xml:id="list144730298163332" text:continue-numbering="true" text:style-name="L1">
        <text:list-item>
          <text:list>
            <text:list-item>
              <text:p text:style-name="P9">номер тендера, <text:s/></text:p>
            </text:list-item>
            <text:list-item>
              <text:p text:style-name="P9">наименование тендера, <text:s/></text:p>
            </text:list-item>
            <text:list-item>
              <text:p text:style-name="P9">стоимость тендера, </text:p>
            </text:list-item>
            <text:list-item>
              <text:p text:style-name="P9">ФЗ; </text:p>
            </text:list-item>
            <text:list-item>
              <text:p text:style-name="P9"><text:soft-page-break/>этап закупки, <text:s/></text:p>
            </text:list-item>
            <text:list-item>
              <text:p text:style-name="P9">дата начала и окончания проведения, <text:s/></text:p>
            </text:list-item>
            <text:list-item>
              <text:p text:style-name="P10">о технологии </text:p>
            </text:list-item>
          </text:list>
        </text:list-item>
      </text:list>
      <text:p text:style-name="P4"><text:span text:style-name="Default_20_Paragraph_20_Font"><text:span text:style-name="T5">5 </text:span></text:span></text:p>
      <text:p text:style-name="P3"><text:span text:style-name="Default_20_Paragraph_20_Font"><text:span text:style-name="T4">Цель проекта</text:span></text:span> – разработать структуру базы данных, обеспечивающей накопление, использование и манипуляцию информацией, необходимой для выполнения функций системы обработки тендерных заявок. </text:p>
      <text:p text:style-name="P5"><text:span text:style-name="Default_20_Paragraph_20_Font"><text:span text:style-name="T4">Точка зрения</text:span></text:span>: администратор системы обработки тендерных заявок. </text:p>
      <text:p text:style-name="P2"><text:span text:style-name="Default_20_Paragraph_20_Font"><text:span text:style-name="T4">Подробности искать в Интернете</text:span></text:span>: </text:p>
      <text:p text:style-name="P6">«тендер это» </text:p>
      <text:p text:style-name="P7">«конкурентная-закупка это» </text:p>
      <text:p text:style-name="P8">«тендерная площадка это» </text:p>
      <text:p text:style-name="P1"><text:s/><text:tab/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roman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in" fo:margin-top="0in" fo:margin-bottom="0.1071in" style:contextual-spacing="false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72in" fo:margin-bottom="0.7874in" fo:margin-left="1.1819in" fo:margin-right="0.5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title/>
    <dc:subject/>
    <meta:initial-creator>word</meta:initial-creator>
    <meta:creation-date>2023-03-13T05:02:00Z</meta:creation-date>
    <dc:date>2023-03-13T12:16:34.644531634</dc:date>
    <meta:editing-cycles>3</meta:editing-cycles>
    <meta:editing-duration>PT13M8S</meta:editing-duration>
    <meta:document-statistic meta:table-count="0" meta:image-count="0" meta:object-count="0" meta:page-count="2" meta:paragraph-count="23" meta:word-count="223" meta:character-count="1711" meta:non-whitespace-character-count="1490"/>
    <meta:template xlink:type="simple" xlink:actuate="onRequest" xlink:title="" xlink:href="Normal"/>
  </office:meta>
</office:document-meta>
</file>